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Preformatted_20_Text" style:list-style-name="L1"/>
    <style:style style:name="P22" style:family="paragraph" style:parent-style-name="Preformatted_20_Text" style:list-style-name="L2"/>
    <style:style style:name="P23" style:family="paragraph" style:parent-style-name="Preformatted_20_Text" style:list-style-name="L3"/>
    <style:style style:name="P24" style:family="paragraph" style:parent-style-name="Preformatted_20_Text" style:list-style-name="L4"/>
    <style:style style:name="P25" style:family="paragraph" style:parent-style-name="Preformatted_20_Text" style:list-style-name="L5"/>
    <style:style style:name="P26" style:family="paragraph" style:parent-style-name="Preformatted_20_Text" style:list-style-name="L6"/>
    <style:style style:name="P27" style:family="paragraph" style:parent-style-name="Preformatted_20_Text" style:list-style-name="L8"/>
    <style:style style:name="P28" style:family="paragraph" style:parent-style-name="Preformatted_20_Text" style:list-style-name="L10"/>
    <style:style style:name="P29" style:family="paragraph" style:parent-style-name="Preformatted_20_Text" style:list-style-name="L11"/>
    <style:style style:name="P30" style:family="paragraph" style:parent-style-name="Preformatted_20_Text" style:list-style-name="L13"/>
    <style:style style:name="P31" style:family="paragraph" style:parent-style-name="Preformatted_20_Text" style:list-style-name="L14"/>
    <style:style style:name="P32" style:family="paragraph" style:parent-style-name="Preformatted_20_Text" style:list-style-name="L15"/>
    <style:style style:name="P33" style:family="paragraph" style:parent-style-name="Preformatted_20_Text" style:list-style-name="L16"/>
    <style:style style:name="P34" style:family="paragraph" style:parent-style-name="Preformatted_20_Text" style:list-style-name="L17"/>
    <style:style style:name="P35" style:family="paragraph" style:parent-style-name="Preformatted_20_Text" style:list-style-name="L18"/>
    <style:style style:name="P36" style:family="paragraph" style:parent-style-name="Preformatted_20_Text">
      <style:paragraph-properties fo:margin-top="0cm" fo:margin-bottom="0.499cm"/>
    </style:style>
    <style:style style:name="P37" style:family="paragraph" style:parent-style-name="Preformatted_20_Text" style:list-style-name="L1">
      <style:paragraph-properties fo:margin-top="0cm" fo:margin-bottom="0.499cm"/>
    </style:style>
    <style:style style:name="P38" style:family="paragraph" style:parent-style-name="Preformatted_20_Text" style:list-style-name="L2">
      <style:paragraph-properties fo:margin-top="0cm" fo:margin-bottom="0.499cm"/>
    </style:style>
    <style:style style:name="P39" style:family="paragraph" style:parent-style-name="Preformatted_20_Text" style:list-style-name="L3">
      <style:paragraph-properties fo:margin-top="0cm" fo:margin-bottom="0.499cm"/>
    </style:style>
    <style:style style:name="P40" style:family="paragraph" style:parent-style-name="Preformatted_20_Text" style:list-style-name="L4">
      <style:paragraph-properties fo:margin-top="0cm" fo:margin-bottom="0.499cm"/>
    </style:style>
    <style:style style:name="P41" style:family="paragraph" style:parent-style-name="Preformatted_20_Text" style:list-style-name="L5">
      <style:paragraph-properties fo:margin-top="0cm" fo:margin-bottom="0.499cm"/>
    </style:style>
    <style:style style:name="P42" style:family="paragraph" style:parent-style-name="Preformatted_20_Text" style:list-style-name="L6">
      <style:paragraph-properties fo:margin-top="0cm" fo:margin-bottom="0.499cm"/>
    </style:style>
    <style:style style:name="P43" style:family="paragraph" style:parent-style-name="Preformatted_20_Text" style:list-style-name="L7">
      <style:paragraph-properties fo:margin-top="0cm" fo:margin-bottom="0.499cm"/>
    </style:style>
    <style:style style:name="P44" style:family="paragraph" style:parent-style-name="Preformatted_20_Text" style:list-style-name="L8">
      <style:paragraph-properties fo:margin-top="0cm" fo:margin-bottom="0.499cm"/>
    </style:style>
    <style:style style:name="P45" style:family="paragraph" style:parent-style-name="Preformatted_20_Text" style:list-style-name="L9">
      <style:paragraph-properties fo:margin-top="0cm" fo:margin-bottom="0.499cm"/>
    </style:style>
    <style:style style:name="P46" style:family="paragraph" style:parent-style-name="Preformatted_20_Text" style:list-style-name="L10">
      <style:paragraph-properties fo:margin-top="0cm" fo:margin-bottom="0.499cm"/>
    </style:style>
    <style:style style:name="P47" style:family="paragraph" style:parent-style-name="Preformatted_20_Text" style:list-style-name="L11">
      <style:paragraph-properties fo:margin-top="0cm" fo:margin-bottom="0.499cm"/>
    </style:style>
    <style:style style:name="P48" style:family="paragraph" style:parent-style-name="Preformatted_20_Text" style:list-style-name="L12">
      <style:paragraph-properties fo:margin-top="0cm" fo:margin-bottom="0.499cm"/>
    </style:style>
    <style:style style:name="P49" style:family="paragraph" style:parent-style-name="Preformatted_20_Text" style:list-style-name="L13">
      <style:paragraph-properties fo:margin-top="0cm" fo:margin-bottom="0.499cm"/>
    </style:style>
    <style:style style:name="P50" style:family="paragraph" style:parent-style-name="Preformatted_20_Text" style:list-style-name="L14">
      <style:paragraph-properties fo:margin-top="0cm" fo:margin-bottom="0.499cm"/>
    </style:style>
    <style:style style:name="P51" style:family="paragraph" style:parent-style-name="Preformatted_20_Text" style:list-style-name="L15">
      <style:paragraph-properties fo:margin-top="0cm" fo:margin-bottom="0.499cm"/>
    </style:style>
    <style:style style:name="P52" style:family="paragraph" style:parent-style-name="Preformatted_20_Text" style:list-style-name="L16">
      <style:paragraph-properties fo:margin-top="0cm" fo:margin-bottom="0.499cm"/>
    </style:style>
    <style:style style:name="P53" style:family="paragraph" style:parent-style-name="Preformatted_20_Text" style:list-style-name="L17">
      <style:paragraph-properties fo:margin-top="0cm" fo:margin-bottom="0.499cm"/>
    </style:style>
    <style:style style:name="P54" style:family="paragraph" style:parent-style-name="Preformatted_20_Text" style:list-style-name="L18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Klar, ich werde dir eine ausführliche Übersicht über die wichtigsten Funktionen von <text:span text:style-name="Strong_20_Emphasis">Pillow</text:span> (für Bildbearbeitung) und <text:span text:style-name="Strong_20_Emphasis">pydub</text:span> (für Audiobearbeitung), speziell auf die Bedürfnisse deines Programms fokussiert. So kannst du die beiden Bibliotheken effizient in deinem Projekt einsetzen, um Bild- und Audioformate zu konvertieren und zu bearbeiten.</text:p>
      <text:p text:style-name="Horizontal_20_Line"/>
      <text:h text:style-name="Heading_20_3" text:outline-level="3"><text:span text:style-name="Strong_20_Emphasis">Pillow - Bildbearbeitung und -konvertierung</text:span></text:h>
      <text:p text:style-name="Text_20_body">Pillow ist die gängige Python-Bibliothek zur Bildbearbeitung. Es bietet viele Funktionen für das Laden, Bearbeiten und Konvertieren von Bildern.</text:p>
      <text:h text:style-name="Heading_20_4" text:outline-level="4"><text:span text:style-name="Strong_20_Emphasis">Installation:</text:span></text:h>
      <text:p text:style-name="P36"><text:span text:style-name="Source_20_Text">pip install Pillow</text:span></text:p>
      <text:h text:style-name="Heading_20_4" text:outline-level="4"><text:span text:style-name="Strong_20_Emphasis">Wichtige Funktionen:</text:span></text:h>
      <text:h text:style-name="Heading_20_5" text:outline-level="5">1. <text:span text:style-name="Strong_20_Emphasis">Bilder öffnen und speichern:</text:span></text:h>
      <text:p text:style-name="Text_20_body">Mit Pillow kannst du Bilder in verschiedenen Formaten laden und speichern.</text:p>
      <text:list xml:id="list2362249414239526641" text:style-name="L1">
        <text:list-item>
          <text:p text:style-name="P1"><text:span text:style-name="Strong_20_Emphasis">Öffnen eines Bildes:</text:span></text:p>
          <text:p text:style-name="P21"><text:span text:style-name="Source_20_Text">from PIL import Image</text:span></text:p>
          <text:p text:style-name="P21"/>
          <text:p text:style-name="P37"><text:span text:style-name="Source_20_Text">image = Image.open('bild.jpg') <text:s/># Bild öffnen</text:span></text:p>
        </text:list-item>
        <text:list-item>
          <text:p text:style-name="P1"><text:span text:style-name="Strong_20_Emphasis">Speichern eines Bildes in einem anderen Format:</text:span></text:p>
          <text:p text:style-name="P37"><text:span text:style-name="Source_20_Text">image.save('neues_bild.png') <text:s/># Bild im PNG-Format speichern</text:span></text:p>
        </text:list-item>
        <text:list-item>
          <text:p text:style-name="P1"><text:span text:style-name="Strong_20_Emphasis">Speichern mit bestimmten Optionen (z. B. Qualität bei JPEG):</text:span></text:p>
          <text:p text:style-name="P37"><text:span text:style-name="Source_20_Text">image.save('komprimiertes_bild.jpg', quality=95) <text:s/># JPEG mit hoher Qualität</text:span></text:p>
        </text:list-item>
      </text:list>
      <text:h text:style-name="Heading_20_5" text:outline-level="5">2. <text:span text:style-name="Strong_20_Emphasis">Bildgrößenänderung:</text:span></text:h>
      <text:p text:style-name="Text_20_body">Wenn du die Größe eines Bildes ändern möchtest (z. B. für die Anzeige oder als Vorbereitung für die Konvertierung in ein anderes Format), kannst du das folgende tun:</text:p>
      <text:list xml:id="list8655577333968459692" text:style-name="L2">
        <text:list-item>
          <text:p text:style-name="P2"><text:span text:style-name="Strong_20_Emphasis">Größe ändern:</text:span></text:p>
          <text:p text:style-name="P22"><text:span text:style-name="Source_20_Text">resized_image = image.resize((800, 600)) <text:s/># Neue Größe in Pixel</text:span></text:p>
          <text:p text:style-name="P38"><text:span text:style-name="Source_20_Text">resized_image.save('resized_bild.jpg')</text:span></text:p>
        </text:list-item>
      </text:list>
      <text:h text:style-name="Heading_20_5" text:outline-level="5">3. <text:span text:style-name="Strong_20_Emphasis">Bild zuschneiden:</text:span></text:h>
      <text:p text:style-name="Text_20_body">Du kannst Teile des Bildes ausschneiden (z. B. für den Fokus auf einen bestimmten Bereich).</text:p>
      <text:list xml:id="list5609772832824966729" text:style-name="L3">
        <text:list-item>
          <text:p text:style-name="P3"><text:span text:style-name="Strong_20_Emphasis">Zuschneiden eines Bildes:</text:span></text:p>
          <text:p text:style-name="P23"><text:span text:style-name="Source_20_Text">cropped_image = image.crop((left, top, right, bottom)) <text:s/># (x1, y1, x2, y2)</text:span></text:p>
          <text:p text:style-name="P39"><text:span text:style-name="Source_20_Text">cropped_image.save('cropped_bild.jpg')</text:span></text:p>
        </text:list-item>
      </text:list>
      <text:h text:style-name="Heading_20_5" text:outline-level="5"><text:soft-page-break/>4. <text:span text:style-name="Strong_20_Emphasis">Bilddrehen:</text:span></text:h>
      <text:p text:style-name="Text_20_body">Das Drehen von Bildern kann mit der <text:span text:style-name="Source_20_Text">rotate()</text:span>-Methode erfolgen:</text:p>
      <text:list xml:id="list2447852791405064808" text:style-name="L4">
        <text:list-item>
          <text:p text:style-name="P4"><text:span text:style-name="Strong_20_Emphasis">Bild drehen:</text:span></text:p>
          <text:p text:style-name="P24"><text:span text:style-name="Source_20_Text">rotated_image = image.rotate(90) <text:s/># Dreht das Bild um 90 Grad</text:span></text:p>
          <text:p text:style-name="P40"><text:span text:style-name="Source_20_Text">rotated_image.save('rotated_bild.jpg')</text:span></text:p>
        </text:list-item>
      </text:list>
      <text:h text:style-name="Heading_20_5" text:outline-level="5">5. <text:span text:style-name="Strong_20_Emphasis">Bilder in Graustufen umwandeln:</text:span></text:h>
      <text:p text:style-name="Text_20_body">Ein häufiges Bedürfnis ist die Umwandlung von Bildern in Graustufen.</text:p>
      <text:list xml:id="list6254132342054453405" text:style-name="L5">
        <text:list-item>
          <text:p text:style-name="P5"><text:span text:style-name="Strong_20_Emphasis">In Graustufen umwandeln:</text:span></text:p>
          <text:p text:style-name="P25"><text:span text:style-name="Source_20_Text">grayscale_image = image.convert('L') <text:s/># 'L' steht für Graustufen</text:span></text:p>
          <text:p text:style-name="P41"><text:span text:style-name="Source_20_Text">grayscale_image.save('grayscale_bild.jpg')</text:span></text:p>
        </text:list-item>
      </text:list>
      <text:h text:style-name="Heading_20_5" text:outline-level="5">6. <text:span text:style-name="Strong_20_Emphasis">Bildfilter anwenden:</text:span></text:h>
      <text:p text:style-name="Text_20_body">Pillow bietet eine Vielzahl von Bildfiltern (z. B. Weichzeichnen, Schärfen).</text:p>
      <text:list xml:id="list1282474411843533639" text:style-name="L6">
        <text:list-item>
          <text:p text:style-name="P6"><text:span text:style-name="Strong_20_Emphasis">Bild weichzeichnen (GaussianBlur):</text:span></text:p>
          <text:p text:style-name="P26"><text:span text:style-name="Source_20_Text">from PIL import ImageFilter</text:span></text:p>
          <text:p text:style-name="P26"/>
          <text:p text:style-name="P26"><text:span text:style-name="Source_20_Text">blurred_image = image.filter(ImageFilter.GaussianBlur(5)) <text:s/># Weichzeichner mit Radius 5</text:span></text:p>
          <text:p text:style-name="P42"><text:span text:style-name="Source_20_Text">blurred_image.save('blurred_bild.jpg')</text:span></text:p>
        </text:list-item>
      </text:list>
      <text:h text:style-name="Heading_20_5" text:outline-level="5">7. <text:span text:style-name="Strong_20_Emphasis">Konvertierung von Bildformaten:</text:span></text:h>
      <text:p text:style-name="Text_20_body">Pillow ermöglicht die Konvertierung von Bildern in verschiedene Formate.</text:p>
      <text:list xml:id="list1573858093050455687" text:style-name="L7">
        <text:list-item>
          <text:p text:style-name="P7"><text:span text:style-name="Strong_20_Emphasis">Bilder von JPG nach PNG konvertieren:</text:span></text:p>
          <text:p text:style-name="P43"><text:span text:style-name="Source_20_Text">image.save('bild.png', 'PNG') <text:s/># Speichern im PNG-Format</text:span></text:p>
        </text:list-item>
      </text:list>
      <text:h text:style-name="Heading_20_5" text:outline-level="5">8. <text:span text:style-name="Strong_20_Emphasis">Bilder öffnen und mit Tkinter integrieren:</text:span></text:h>
      <text:p text:style-name="Text_20_body">In einer GUI-Anwendung kannst du die Bilder einfach in <text:span text:style-name="Source_20_Text">tkinter</text:span> integrieren.</text:p>
      <text:list xml:id="list575204736574327857" text:style-name="L8">
        <text:list-item>
          <text:p text:style-name="P8"><text:span text:style-name="Strong_20_Emphasis">Bild in Tkinter verwenden:</text:span></text:p>
          <text:p text:style-name="P27"><text:span text:style-name="Source_20_Text">from tkinter import PhotoImage</text:span></text:p>
          <text:p text:style-name="P27"/>
          <text:p text:style-name="P27"><text:span text:style-name="Source_20_Text"># Bild laden und in Tkinter verwenden</text:span></text:p>
          <text:p text:style-name="P27"><text:span text:style-name="Source_20_Text">tk_image = PhotoImage(file='bild.png')</text:span></text:p>
          <text:p text:style-name="P27"><text:span text:style-name="Source_20_Text">label = tk.Label(root, image=tk_image)</text:span></text:p>
          <text:p text:style-name="P44"><text:span text:style-name="Source_20_Text">label.pack()</text:span></text:p>
        </text:list-item>
      </text:list>
      <text:p text:style-name="Horizontal_20_Line"/>
      <text:h text:style-name="Heading_20_3" text:outline-level="3"><text:span text:style-name="Strong_20_Emphasis">pydub - Audiobearbeitung und -konvertierung</text:span></text:h>
      <text:p text:style-name="Text_20_body"><text:span text:style-name="Source_20_Text">pydub</text:span> ist eine leistungsstarke Bibliothek zur Audiobearbeitung, mit der du Audioformate konvertieren, schneiden und bearbeiten kannst.</text:p>
      <text:h text:style-name="Heading_20_4" text:outline-level="4"><text:soft-page-break/><text:span text:style-name="Strong_20_Emphasis">Installation:</text:span></text:h>
      <text:p text:style-name="Text_20_body">Stelle sicher, dass <text:span text:style-name="Source_20_Text">ffmpeg</text:span> installiert ist, da <text:span text:style-name="Source_20_Text">pydub</text:span> darauf angewiesen ist, um verschiedene Audioformate zu unterstützen. Installiere <text:span text:style-name="Source_20_Text">ffmpeg</text:span> entweder über ein Paketverwaltungstool oder lade es von <text:a xlink:type="simple" xlink:href="https://ffmpeg.org/download.html" text:style-name="Internet_20_link" text:visited-style-name="Visited_20_Internet_20_Link">ffmpeg.org</text:a> herunter.</text:p>
      <text:list xml:id="list7957897968970561" text:style-name="L9">
        <text:list-item>
          <text:p text:style-name="P9"><text:span text:style-name="Strong_20_Emphasis">pydub installieren:</text:span></text:p>
          <text:p text:style-name="P45"><text:span text:style-name="Source_20_Text">pip install pydub</text:span></text:p>
        </text:list-item>
      </text:list>
      <text:h text:style-name="Heading_20_4" text:outline-level="4"><text:span text:style-name="Strong_20_Emphasis">Wichtige Funktionen:</text:span></text:h>
      <text:h text:style-name="Heading_20_5" text:outline-level="5">1. <text:span text:style-name="Strong_20_Emphasis">Audio-Dateien laden:</text:span></text:h>
      <text:p text:style-name="Text_20_body">Um Audio-Dateien in verschiedenen Formaten zu laden (MP3, WAV, FLAC usw.):</text:p>
      <text:list xml:id="list53190271384524144" text:style-name="L10">
        <text:list-item>
          <text:p text:style-name="P10"><text:span text:style-name="Strong_20_Emphasis">Audio laden:</text:span></text:p>
          <text:p text:style-name="P28"><text:span text:style-name="Source_20_Text">from pydub import AudioSegment</text:span></text:p>
          <text:p text:style-name="P28"/>
          <text:p text:style-name="P28"><text:span text:style-name="Source_20_Text"># Audio-Datei laden (mp3, wav, etc.)</text:span></text:p>
          <text:p text:style-name="P46"><text:span text:style-name="Source_20_Text">audio = AudioSegment.from_file('audio.mp3')</text:span></text:p>
        </text:list-item>
      </text:list>
      <text:h text:style-name="Heading_20_5" text:outline-level="5">2. <text:span text:style-name="Strong_20_Emphasis">Audio schneiden:</text:span></text:h>
      <text:p text:style-name="Text_20_body">Du kannst einen bestimmten Abschnitt der Audio-Datei extrahieren (z. B. für die Bearbeitung oder Formatkonvertierung).</text:p>
      <text:list xml:id="list918457495842598967" text:style-name="L11">
        <text:list-item>
          <text:p text:style-name="P11"><text:span text:style-name="Strong_20_Emphasis">Audio schneiden (z. B. die ersten 10 Sekunden extrahieren):</text:span></text:p>
          <text:p text:style-name="P29"><text:span text:style-name="Source_20_Text">sliced_audio = audio[:10000] <text:s/># Schneidet die ersten 10 Sekunden (in Millisekunden)</text:span></text:p>
          <text:p text:style-name="P47"><text:span text:style-name="Source_20_Text">sliced_audio.export('audio_cut.mp3', format='mp3')</text:span></text:p>
        </text:list-item>
      </text:list>
      <text:h text:style-name="Heading_20_5" text:outline-level="5">3. <text:span text:style-name="Strong_20_Emphasis">Audio in ein anderes Format konvertieren:</text:span></text:h>
      <text:p text:style-name="Text_20_body">Du kannst Audiodateien in verschiedene Formate konvertieren, z. B. von MP3 nach WAV.</text:p>
      <text:list xml:id="list5281782194371629062" text:style-name="L12">
        <text:list-item>
          <text:p text:style-name="P12"><text:span text:style-name="Strong_20_Emphasis">Audio-Konvertierung (z. B. von MP3 nach WAV):</text:span></text:p>
          <text:p text:style-name="P48"><text:span text:style-name="Source_20_Text">audio.export('audio_converted.wav', format='wav')</text:span></text:p>
        </text:list-item>
      </text:list>
      <text:h text:style-name="Heading_20_5" text:outline-level="5">4. <text:span text:style-name="Strong_20_Emphasis">Audio schneiden und zusammenfügen:</text:span></text:h>
      <text:p text:style-name="Text_20_body">Wenn du mehrere Audio-Dateien hast, kannst du sie zusammenfügen.</text:p>
      <text:list xml:id="list4722462287612013270" text:style-name="L13">
        <text:list-item>
          <text:p text:style-name="P13"><text:span text:style-name="Strong_20_Emphasis">Audio zusammenfügen:</text:span></text:p>
          <text:p text:style-name="P30"><text:span text:style-name="Source_20_Text">audio1 = AudioSegment.from_file('audio1.mp3')</text:span></text:p>
          <text:p text:style-name="P30"><text:span text:style-name="Source_20_Text">audio2 = AudioSegment.from_file('audio2.mp3')</text:span></text:p>
          <text:p text:style-name="P30"/>
          <text:p text:style-name="P30"><text:span text:style-name="Source_20_Text">combined = audio1 + audio2 <text:s/># Verbindet beide Audios</text:span></text:p>
          <text:p text:style-name="P49"><text:span text:style-name="Source_20_Text">combined.export('combined_audio.mp3', format='mp3')</text:span></text:p>
        </text:list-item>
      </text:list>
      <text:h text:style-name="Heading_20_5" text:outline-level="5">5. <text:span text:style-name="Strong_20_Emphasis">Lautstärke anpassen:</text:span></text:h>
      <text:p text:style-name="Text_20_body">Das Anpassen der Lautstärke (verstärken oder verringern) kann einfach erfolgen.</text:p>
      <text:list xml:id="list5462422154935201590" text:style-name="L14">
        <text:list-item>
          <text:p text:style-name="P14"><text:span text:style-name="Strong_20_Emphasis">Lautstärke anpassen (um 10 dB erhöhen):</text:span></text:p>
          <text:p text:style-name="P31"><text:span text:style-name="Source_20_Text">louder_audio = audio + 10 <text:s/># Erhöht die Lautstärke um 10 dB</text:span></text:p>
          <text:p text:style-name="P50"><text:soft-page-break/><text:span text:style-name="Source_20_Text">louder_audio.export('louder_audio.mp3', format='mp3')</text:span></text:p>
        </text:list-item>
      </text:list>
      <text:h text:style-name="Heading_20_5" text:outline-level="5">6. <text:span text:style-name="Strong_20_Emphasis">Wellenform in ein Bild konvertieren:</text:span></text:h>
      <text:p text:style-name="Text_20_body">Eine coole Funktion von <text:span text:style-name="Source_20_Text">pydub</text:span> ist, dass du Wellenformen als Bild rendern kannst, wenn du visuelle Darstellungen benötigst.</text:p>
      <text:list xml:id="list2406277545534502002" text:style-name="L15">
        <text:list-item>
          <text:p text:style-name="P15"><text:span text:style-name="Strong_20_Emphasis">Wellenform rendern (mit matplotlib):</text:span></text:p>
          <text:p text:style-name="P32"><text:span text:style-name="Source_20_Text">import matplotlib.pyplot as plt</text:span></text:p>
          <text:p text:style-name="P32"/>
          <text:p text:style-name="P32"><text:span text:style-name="Source_20_Text"># Wellenform plotten</text:span></text:p>
          <text:p text:style-name="P32"><text:span text:style-name="Source_20_Text">plt.figure(figsize=(10, 4))</text:span></text:p>
          <text:p text:style-name="P32"><text:span text:style-name="Source_20_Text">plt.plot(audio.get_array_of_samples())</text:span></text:p>
          <text:p text:style-name="P32"><text:span text:style-name="Source_20_Text">plt.title('Wellenform der Audiodatei')</text:span></text:p>
          <text:p text:style-name="P51"><text:span text:style-name="Source_20_Text">plt.show()</text:span></text:p>
        </text:list-item>
      </text:list>
      <text:h text:style-name="Heading_20_5" text:outline-level="5">7. <text:span text:style-name="Strong_20_Emphasis">Audio-Datei aufteilen:</text:span></text:h>
      <text:p text:style-name="Text_20_body">Manchmal möchtest du eine Audio-Datei in mehrere Teile aufteilen.</text:p>
      <text:list xml:id="list5596273624497717346" text:style-name="L16">
        <text:list-item>
          <text:p text:style-name="P16"><text:span text:style-name="Strong_20_Emphasis">Audio aufteilen:</text:span></text:p>
          <text:p text:style-name="P33"><text:span text:style-name="Source_20_Text">split_audio1 = audio[:30000] <text:s/># Erster Teil (erste 30 Sekunden)</text:span></text:p>
          <text:p text:style-name="P33"><text:span text:style-name="Source_20_Text">split_audio2 = audio[30000:] <text:s/># Zweiter Teil (ab Sekunde 30)</text:span></text:p>
          <text:p text:style-name="P33"/>
          <text:p text:style-name="P33"><text:span text:style-name="Source_20_Text">split_audio1.export('part1.mp3', format='mp3')</text:span></text:p>
          <text:p text:style-name="P52"><text:span text:style-name="Source_20_Text">split_audio2.export('part2.mp3', format='mp3')</text:span></text:p>
        </text:list-item>
      </text:list>
      <text:h text:style-name="Heading_20_5" text:outline-level="5">8. <text:span text:style-name="Strong_20_Emphasis">Audio Speed (Tempo) ändern:</text:span></text:h>
      <text:p text:style-name="Text_20_body">Die Geschwindigkeit eines Audios (z. B. langsamer oder schneller machen) kann auch geändert werden.</text:p>
      <text:list xml:id="list3532741707114027012" text:style-name="L17">
        <text:list-item>
          <text:p text:style-name="P17"><text:span text:style-name="Strong_20_Emphasis">Tempo ändern:</text:span></text:p>
          <text:p text:style-name="P34"><text:span text:style-name="Source_20_Text">slowed_audio = audio.speedup(playback_speed=0.8) <text:s/># 0.8x Geschwindigkeit (langsamer)</text:span></text:p>
          <text:p text:style-name="P53"><text:span text:style-name="Source_20_Text">slowed_audio.export('slowed_audio.mp3', format='mp3')</text:span></text:p>
        </text:list-item>
      </text:list>
      <text:h text:style-name="Heading_20_5" text:outline-level="5">9. <text:span text:style-name="Strong_20_Emphasis">Audio-Dateien kombinieren:</text:span></text:h>
      <text:p text:style-name="Text_20_body">Falls du mehrere Dateien gleichzeitig abspielen möchtest, kannst du sie kombinieren.</text:p>
      <text:list xml:id="list5973360177603517538" text:style-name="L18">
        <text:list-item>
          <text:p text:style-name="P18"><text:span text:style-name="Strong_20_Emphasis">Mehrere Audiodateien kombinieren (überlagern):</text:span></text:p>
          <text:p text:style-name="P35"><text:span text:style-name="Source_20_Text">combined = audio1.overlay(audio2) <text:s/># Audio 2 wird über Audio 1 gelegt</text:span></text:p>
          <text:p text:style-name="P54"><text:span text:style-name="Source_20_Text">combined.export('combined_overlay.mp3', format='mp3')</text:span></text:p>
        </text:list-item>
      </text:list>
      <text:p text:style-name="Horizontal_20_Line"/>
      <text:h text:style-name="Heading_20_3" text:outline-level="3"><text:span text:style-name="Strong_20_Emphasis">Zusammenfassung</text:span></text:h>
      <text:h text:style-name="Heading_20_4" text:outline-level="4"><text:span text:style-name="Strong_20_Emphasis">Pillow (Bildbearbeitung)</text:span>:</text:h>
      <text:list xml:id="list6712352431691886869" text:style-name="L19">
        <text:list-item>
          <text:p text:style-name="P19"><text:span text:style-name="Strong_20_Emphasis">Laden und Speichern von Bildern</text:span> (verschiedene Formate wie PNG, JPEG, BMP)</text:p>
        </text:list-item>
        <text:list-item>
          <text:p text:style-name="P19"><text:span text:style-name="Strong_20_Emphasis">Bildgrößen ändern, zuschneiden, drehen</text:span></text:p>
        </text:list-item>
        <text:list-item>
          <text:p text:style-name="P19"><text:soft-page-break/><text:span text:style-name="Strong_20_Emphasis">Konvertierung von Bildformaten</text:span> (z. B. JPG zu PNG)</text:p>
        </text:list-item>
        <text:list-item>
          <text:p text:style-name="P19"><text:span text:style-name="Strong_20_Emphasis">Graustufen und Filter anwenden</text:span> (z. B. Weichzeichnen, Schärfen)</text:p>
        </text:list-item>
        <text:list-item>
          <text:p text:style-name="P19"><text:span text:style-name="Strong_20_Emphasis">Integration mit Tkinter für GUIs</text:span></text:p>
        </text:list-item>
      </text:list>
      <text:h text:style-name="Heading_20_4" text:outline-level="4"><text:span text:style-name="Strong_20_Emphasis">pydub (Audiobearbeitung)</text:span>:</text:h>
      <text:list xml:id="list4693367302570422306" text:style-name="L20">
        <text:list-item>
          <text:p text:style-name="P20"><text:span text:style-name="Strong_20_Emphasis">Laden, Schneiden und Konvertieren von Audiodateien</text:span></text:p>
        </text:list-item>
        <text:list-item>
          <text:p text:style-name="P20"><text:span text:style-name="Strong_20_Emphasis">Lautstärke anpassen, Tempo ändern</text:span></text:p>
        </text:list-item>
        <text:list-item>
          <text:p text:style-name="P20"><text:span text:style-name="Strong_20_Emphasis">Audio zusammenfügen und splitten</text:span></text:p>
        </text:list-item>
        <text:list-item>
          <text:p text:style-name="P20"><text:span text:style-name="Strong_20_Emphasis">Wellenform-Darstellung</text:span></text:p>
        </text:list-item>
        <text:list-item>
          <text:p text:style-name="P20"><text:span text:style-name="Strong_20_Emphasis">Mehrere Audiodateien kombinieren und überlagern</text:span></text:p>
        </text:list-item>
      </text:list>
      <text:p text:style-name="Text_20_body">Mit diesen Funktionen kannst du alle gängigen Operationen für Bild- und Audiomanipulationen durchführen und dein Programm zum Konvertieren von Bild- und Audioformaten nach deinen Bedürfnissen anpass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1$Win32 OpenOffice.org_project/4111m1$Build-9808</meta:generator>
    <dc:date>2025-05-14T18:06:36.72</dc:date>
    <meta:document-statistic meta:table-count="0" meta:image-count="0" meta:object-count="0" meta:page-count="5" meta:paragraph-count="127" meta:word-count="880" meta:character-count="6588"/>
    <meta:user-defined meta:name="Info 1"/>
    <meta:user-defined meta:name="Info 2"/>
    <meta:user-defined meta:name="Info 3"/>
    <meta:user-defined meta:name="Info 4"/>
  </office:meta>
</office:document-meta>
</file>